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alho-Soft_2f_Web" style:display-name="Tabalho-Soft/Web" style:family="table">
      <style:table-properties style:width="17.009cm" fo:margin-left="0cm" table:align="left"/>
    </style:style>
    <style:style style:name="Tabalho-Soft_2f_Web.A" style:display-name="Tabalho-Soft/Web.A" style:family="table-column">
      <style:table-column-properties style:column-width="2.833cm"/>
    </style:style>
    <style:style style:name="Tabalho-Soft_2f_Web.D" style:display-name="Tabalho-Soft/Web.D" style:family="table-column">
      <style:table-column-properties style:column-width="2.835cm"/>
    </style:style>
    <style:style style:name="Tabalho-Soft_2f_Web.F" style:display-name="Tabalho-Soft/Web.F" style:family="table-column">
      <style:table-column-properties style:column-width="2.843cm"/>
    </style:style>
    <style:style style:name="Tabalho-Soft_2f_Web.A1" style:display-name="Tabalho-Soft/Web.A1" style:family="table-cell">
      <style:table-cell-properties fo:background-color="#00599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alho-Soft_2f_Web.F1" style:display-name="Tabalho-Soft/Web.F1" style:family="table-cell">
      <style:table-cell-properties fo:background-color="#00599d" fo:padding="0.097cm" fo:border="0.05pt solid #000000">
        <style:background-image/>
      </style:table-cell-properties>
    </style:style>
    <style:style style:name="Tabalho-Soft_2f_Web.A2" style:display-name="Tabalho-Soft/Web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alho-Soft_2f_Web.F2" style:display-name="Tabalho-Soft/Web.F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6e709"/>
    </style:style>
    <style:style style:name="P2" style:family="paragraph" style:parent-style-name="Standard">
      <style:text-properties officeooo:rsid="0054d44a" officeooo:paragraph-rsid="0054d44a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9c2b8" officeooo:paragraph-rsid="0006e709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4084a1" officeooo:paragraph-rsid="004084a1" style:font-weight-asian="bold" style:font-weight-complex="bold"/>
    </style:style>
    <style:style style:name="P5" style:family="paragraph" style:parent-style-name="Table_20_Contents">
      <style:text-properties officeooo:paragraph-rsid="0006e709"/>
    </style:style>
    <style:style style:name="P6" style:family="paragraph" style:parent-style-name="Table_20_Contents">
      <style:paragraph-properties fo:text-align="center" style:justify-single-word="false"/>
      <style:text-properties officeooo:rsid="000c1ef0" officeooo:paragraph-rsid="000e71ea"/>
    </style:style>
    <style:style style:name="P7" style:family="paragraph" style:parent-style-name="Table_20_Contents">
      <style:paragraph-properties fo:text-align="center" style:justify-single-word="false"/>
      <style:text-properties officeooo:rsid="000ff595" officeooo:paragraph-rsid="000ff595"/>
    </style:style>
    <style:style style:name="P8" style:family="paragraph" style:parent-style-name="Table_20_Contents">
      <style:paragraph-properties fo:text-align="center" style:justify-single-word="false"/>
      <style:text-properties officeooo:rsid="0012cb78" officeooo:paragraph-rsid="0012cb78"/>
    </style:style>
    <style:style style:name="P9" style:family="paragraph" style:parent-style-name="Table_20_Contents">
      <style:paragraph-properties fo:text-align="center" style:justify-single-word="false"/>
      <style:text-properties officeooo:rsid="0013bdf6" officeooo:paragraph-rsid="0013bdf6"/>
    </style:style>
    <style:style style:name="P10" style:family="paragraph" style:parent-style-name="Table_20_Contents">
      <style:paragraph-properties fo:text-align="center" style:justify-single-word="false"/>
      <style:text-properties officeooo:rsid="0013bdf6" officeooo:paragraph-rsid="00180e38"/>
    </style:style>
    <style:style style:name="P11" style:family="paragraph" style:parent-style-name="Table_20_Contents">
      <style:paragraph-properties fo:text-align="center" style:justify-single-word="false"/>
      <style:text-properties officeooo:rsid="0015de58" officeooo:paragraph-rsid="0015de58"/>
    </style:style>
    <style:style style:name="P12" style:family="paragraph" style:parent-style-name="Table_20_Contents">
      <style:paragraph-properties fo:text-align="center" style:justify-single-word="false"/>
      <style:text-properties officeooo:rsid="0015de58" officeooo:paragraph-rsid="0018ac27"/>
    </style:style>
    <style:style style:name="P13" style:family="paragraph" style:parent-style-name="Table_20_Contents">
      <style:paragraph-properties fo:text-align="center" style:justify-single-word="false"/>
      <style:text-properties officeooo:rsid="0015de58" officeooo:paragraph-rsid="0021fcf2"/>
    </style:style>
    <style:style style:name="P14" style:family="paragraph" style:parent-style-name="Table_20_Contents">
      <style:paragraph-properties fo:text-align="center" style:justify-single-word="false"/>
      <style:text-properties officeooo:rsid="0015de58" officeooo:paragraph-rsid="0017326e"/>
    </style:style>
    <style:style style:name="P15" style:family="paragraph" style:parent-style-name="Table_20_Contents">
      <style:paragraph-properties fo:text-align="center" style:justify-single-word="false"/>
      <style:text-properties officeooo:rsid="00180e38" officeooo:paragraph-rsid="00180e38"/>
    </style:style>
    <style:style style:name="P16" style:family="paragraph" style:parent-style-name="Table_20_Contents">
      <style:paragraph-properties fo:text-align="center" style:justify-single-word="false"/>
      <style:text-properties officeooo:rsid="0018ac27" officeooo:paragraph-rsid="0018ac27"/>
    </style:style>
    <style:style style:name="P17" style:family="paragraph" style:parent-style-name="Table_20_Contents">
      <style:paragraph-properties fo:text-align="center" style:justify-single-word="false"/>
      <style:text-properties officeooo:rsid="002a379d" officeooo:paragraph-rsid="002a379d"/>
    </style:style>
    <style:style style:name="P18" style:family="paragraph" style:parent-style-name="Table_20_Contents">
      <style:paragraph-properties fo:text-align="center" style:justify-single-word="false"/>
      <style:text-properties officeooo:rsid="002a5414" officeooo:paragraph-rsid="002a5414"/>
    </style:style>
    <style:style style:name="P19" style:family="paragraph" style:parent-style-name="Table_20_Contents">
      <style:paragraph-properties fo:text-align="center" style:justify-single-word="false"/>
      <style:text-properties officeooo:rsid="002b51ae" officeooo:paragraph-rsid="002b51ae"/>
    </style:style>
    <style:style style:name="P20" style:family="paragraph" style:parent-style-name="Table_20_Contents">
      <style:paragraph-properties fo:text-align="center" style:justify-single-word="false"/>
      <style:text-properties officeooo:rsid="0032a3ee" officeooo:paragraph-rsid="0032a3ee"/>
    </style:style>
    <style:style style:name="P21" style:family="paragraph" style:parent-style-name="Table_20_Contents">
      <style:paragraph-properties fo:text-align="center" style:justify-single-word="false"/>
      <style:text-properties officeooo:rsid="003547c0" officeooo:paragraph-rsid="003547c0"/>
    </style:style>
    <style:style style:name="P22" style:family="paragraph" style:parent-style-name="Table_20_Contents">
      <style:paragraph-properties fo:text-align="center" style:justify-single-word="false"/>
      <style:text-properties officeooo:rsid="0036f121" officeooo:paragraph-rsid="0036f121"/>
    </style:style>
    <style:style style:name="P23" style:family="paragraph" style:parent-style-name="Table_20_Contents">
      <style:paragraph-properties fo:text-align="center" style:justify-single-word="false"/>
      <style:text-properties officeooo:rsid="00373350" officeooo:paragraph-rsid="00373350"/>
    </style:style>
    <style:style style:name="P24" style:family="paragraph" style:parent-style-name="Table_20_Contents">
      <style:paragraph-properties fo:text-align="center" style:justify-single-word="false"/>
      <style:text-properties officeooo:rsid="00373350" officeooo:paragraph-rsid="003b9ea8"/>
    </style:style>
    <style:style style:name="P25" style:family="paragraph" style:parent-style-name="Table_20_Contents">
      <style:paragraph-properties fo:text-align="center" style:justify-single-word="false"/>
      <style:text-properties officeooo:rsid="00373350" officeooo:paragraph-rsid="003bce2f"/>
    </style:style>
    <style:style style:name="P26" style:family="paragraph" style:parent-style-name="Table_20_Contents">
      <style:paragraph-properties fo:text-align="center" style:justify-single-word="false"/>
      <style:text-properties officeooo:rsid="00373350" officeooo:paragraph-rsid="003d9c1e"/>
    </style:style>
    <style:style style:name="P27" style:family="paragraph" style:parent-style-name="Table_20_Contents">
      <style:paragraph-properties fo:text-align="center" style:justify-single-word="false"/>
      <style:text-properties officeooo:rsid="0039210b" officeooo:paragraph-rsid="0039210b"/>
    </style:style>
    <style:style style:name="P28" style:family="paragraph" style:parent-style-name="Table_20_Contents">
      <style:paragraph-properties fo:text-align="center" style:justify-single-word="false"/>
      <style:text-properties officeooo:rsid="003a2097" officeooo:paragraph-rsid="003a2097"/>
    </style:style>
    <style:style style:name="P29" style:family="paragraph" style:parent-style-name="Table_20_Contents">
      <style:paragraph-properties fo:text-align="center" style:justify-single-word="false"/>
      <style:text-properties officeooo:rsid="003abb86" officeooo:paragraph-rsid="003abb86"/>
    </style:style>
    <style:style style:name="P30" style:family="paragraph" style:parent-style-name="Table_20_Contents">
      <style:paragraph-properties fo:text-align="center" style:justify-single-word="false"/>
      <style:text-properties officeooo:rsid="003bce2f" officeooo:paragraph-rsid="003bce2f"/>
    </style:style>
    <style:style style:name="P31" style:family="paragraph" style:parent-style-name="Table_20_Contents">
      <style:paragraph-properties fo:text-align="center" style:justify-single-word="false"/>
      <style:text-properties officeooo:rsid="003d9c1e" officeooo:paragraph-rsid="003d9c1e"/>
    </style:style>
    <style:style style:name="P32" style:family="paragraph" style:parent-style-name="Table_20_Contents">
      <style:paragraph-properties fo:text-align="center" style:justify-single-word="false"/>
      <style:text-properties officeooo:rsid="0040b265" officeooo:paragraph-rsid="0040b265"/>
    </style:style>
    <style:style style:name="P33" style:family="paragraph" style:parent-style-name="Table_20_Contents">
      <style:paragraph-properties fo:text-align="center" style:justify-single-word="false"/>
      <style:text-properties officeooo:rsid="0040fe5f" officeooo:paragraph-rsid="0040fe5f"/>
    </style:style>
    <style:style style:name="P34" style:family="paragraph" style:parent-style-name="Table_20_Contents">
      <style:paragraph-properties fo:text-align="center" style:justify-single-word="false"/>
      <style:text-properties officeooo:rsid="0017326e" officeooo:paragraph-rsid="0017326e"/>
    </style:style>
    <style:style style:name="P35" style:family="paragraph" style:parent-style-name="Table_20_Contents">
      <style:paragraph-properties fo:text-align="center" style:justify-single-word="false"/>
      <style:text-properties officeooo:rsid="00438995" officeooo:paragraph-rsid="00438995"/>
    </style:style>
    <style:style style:name="P36" style:family="paragraph" style:parent-style-name="Table_20_Contents">
      <style:paragraph-properties fo:text-align="center" style:justify-single-word="false"/>
      <style:text-properties officeooo:rsid="0043a708" officeooo:paragraph-rsid="0043a708"/>
    </style:style>
    <style:style style:name="P37" style:family="paragraph" style:parent-style-name="Table_20_Contents">
      <style:paragraph-properties fo:text-align="center" style:justify-single-word="false"/>
      <style:text-properties officeooo:rsid="004f64dc" officeooo:paragraph-rsid="004f64dc"/>
    </style:style>
    <style:style style:name="P38" style:family="paragraph" style:parent-style-name="Table_20_Contents">
      <style:paragraph-properties fo:text-align="center" style:justify-single-word="false"/>
      <style:text-properties officeooo:rsid="005d4a08" officeooo:paragraph-rsid="005d4a08"/>
    </style:style>
    <style:style style:name="P39" style:family="paragraph" style:parent-style-name="Table_20_Contents">
      <style:paragraph-properties fo:text-align="center" style:justify-single-word="false"/>
      <style:text-properties officeooo:rsid="005fa93f" officeooo:paragraph-rsid="005fa93f"/>
    </style:style>
    <style:style style:name="P40" style:family="paragraph" style:parent-style-name="Table_20_Contents">
      <style:paragraph-properties fo:text-align="center" style:justify-single-word="false"/>
      <style:text-properties officeooo:rsid="0060b674" officeooo:paragraph-rsid="0060b674"/>
    </style:style>
    <style:style style:name="P41" style:family="paragraph" style:parent-style-name="Table_20_Contents">
      <style:paragraph-properties fo:text-align="center" style:justify-single-word="false"/>
      <style:text-properties officeooo:rsid="0067fabc" officeooo:paragraph-rsid="0067fabc"/>
    </style:style>
    <style:style style:name="T1" style:family="text">
      <style:text-properties officeooo:rsid="0018ac27"/>
    </style:style>
    <style:style style:name="T2" style:family="text">
      <style:text-properties officeooo:rsid="0019c62d"/>
    </style:style>
    <style:style style:name="T3" style:family="text">
      <style:text-properties officeooo:rsid="0021fcf2"/>
    </style:style>
    <style:style style:name="T4" style:family="text">
      <style:text-properties officeooo:rsid="00269eab"/>
    </style:style>
    <style:style style:name="T5" style:family="text">
      <style:text-properties officeooo:rsid="002bc438"/>
    </style:style>
    <style:style style:name="T6" style:family="text">
      <style:text-properties officeooo:rsid="002d0300"/>
    </style:style>
    <style:style style:name="T7" style:family="text">
      <style:text-properties officeooo:rsid="002e434a"/>
    </style:style>
    <style:style style:name="T8" style:family="text">
      <style:text-properties officeooo:rsid="003034f2"/>
    </style:style>
    <style:style style:name="T9" style:family="text">
      <style:text-properties officeooo:rsid="00341d38"/>
    </style:style>
    <style:style style:name="T10" style:family="text">
      <style:text-properties officeooo:rsid="003a1125"/>
    </style:style>
    <style:style style:name="T11" style:family="text">
      <style:text-properties officeooo:rsid="003abb86"/>
    </style:style>
    <style:style style:name="T12" style:family="text">
      <style:text-properties officeooo:rsid="0040fe5f"/>
    </style:style>
    <style:style style:name="T13" style:family="text">
      <style:text-properties officeooo:rsid="004c01bb"/>
    </style:style>
    <style:style style:name="T14" style:family="text">
      <style:text-properties officeooo:rsid="005d4a08"/>
    </style:style>
    <style:style style:name="T15" style:family="text">
      <style:text-properties officeooo:rsid="0064fe8a"/>
    </style:style>
    <style:style style:name="T16" style:family="text">
      <style:text-properties officeooo:rsid="0069e6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­</text:p>
      <table:table table:name="Tabalho-Soft/Web" table:style-name="Tabalho-Soft_2f_Web">
        <table:table-column table:style-name="Tabalho-Soft_2f_Web.A" table:number-columns-repeated="3"/>
        <table:table-column table:style-name="Tabalho-Soft_2f_Web.D"/>
        <table:table-column table:style-name="Tabalho-Soft_2f_Web.A"/>
        <table:table-column table:style-name="Tabalho-Soft_2f_Web.F"/>
        <table:table-row>
          <table:table-cell table:style-name="Tabalho-Soft_2f_Web.A1" office:value-type="string">
            <text:p text:style-name="P3"/>
            <text:p text:style-name="P3">Membro</text:p>
          </table:table-cell>
          <table:table-cell table:style-name="Tabalho-Soft_2f_Web.A1" office:value-type="string">
            <text:p text:style-name="P3"/>
            <text:p text:style-name="P3">Descrição</text:p>
          </table:table-cell>
          <table:table-cell table:style-name="Tabalho-Soft_2f_Web.A1" office:value-type="string">
            <text:p text:style-name="P4"/>
            <text:p text:style-name="P4">Projeto</text:p>
          </table:table-cell>
          <table:table-cell table:style-name="Tabalho-Soft_2f_Web.A1" office:value-type="string">
            <text:p text:style-name="P3"/>
            <text:p text:style-name="P3">Data Pedida</text:p>
          </table:table-cell>
          <table:table-cell table:style-name="Tabalho-Soft_2f_Web.A1" office:value-type="string">
            <text:p text:style-name="P3"/>
            <text:p text:style-name="P3">Data de Entrega</text:p>
            <text:p text:style-name="P3"/>
          </table:table-cell>
          <table:table-cell table:style-name="Tabalho-Soft_2f_Web.F1" office:value-type="string">
            <text:p text:style-name="P3"/>
            <text:p text:style-name="P3">Status</text:p>
          </table:table-cell>
        </table:table-row>
        <table:table-row>
          <table:table-cell table:style-name="Tabalho-Soft_2f_Web.A2" office:value-type="string">
            <text:p text:style-name="P17">João Carlos</text:p>
          </table:table-cell>
          <table:table-cell table:style-name="Tabalho-Soft_2f_Web.A2" office:value-type="string">
            <text:p text:style-name="P17">Organizando documentos </text:p>
          </table:table-cell>
          <table:table-cell table:style-name="Tabalho-Soft_2f_Web.A2" office:value-type="string">
            <text:p text:style-name="P32">Web</text:p>
          </table:table-cell>
          <table:table-cell table:style-name="Tabalho-Soft_2f_Web.A2" office:value-type="string">
            <text:p text:style-name="P18">09/022019</text:p>
          </table:table-cell>
          <table:table-cell table:style-name="Tabalho-Soft_2f_Web.A2" office:value-type="string">
            <text:p text:style-name="P18">09/02/2019</text:p>
          </table:table-cell>
          <table:table-cell table:style-name="Tabalho-Soft_2f_Web.F2" office:value-type="string">
            <text:p text:style-name="P19">Feito Commit <text:span text:style-name="T5">por João Carlos</text:span></text:p>
          </table:table-cell>
        </table:table-row>
        <table:table-row>
          <table:table-cell table:style-name="Tabalho-Soft_2f_Web.A2" office:value-type="string">
            <text:p text:style-name="P7">Matheus</text:p>
          </table:table-cell>
          <table:table-cell table:style-name="Tabalho-Soft_2f_Web.A2" office:value-type="string">
            <text:p text:style-name="P7">Modelagem do Banco de Dados </text:p>
          </table:table-cell>
          <table:table-cell table:style-name="Tabalho-Soft_2f_Web.A2" office:value-type="string">
            <text:p text:style-name="P32">Web</text:p>
          </table:table-cell>
          <table:table-cell table:style-name="Tabalho-Soft_2f_Web.A2" office:value-type="string">
            <text:p text:style-name="P7">07/02/2019</text:p>
          </table:table-cell>
          <table:table-cell table:style-name="Tabalho-Soft_2f_Web.A2" office:value-type="string">
            <text:p text:style-name="P8"><text:span text:style-name="T8">09</text:span>/02/2019</text:p>
          </table:table-cell>
          <table:table-cell table:style-name="Tabalho-Soft_2f_Web.F2" office:value-type="string">
            <text:p text:style-name="P6"><text:span text:style-name="T6">Feito Commit por João Carlos</text:span>!</text:p>
          </table:table-cell>
        </table:table-row>
        <table:table-row>
          <table:table-cell table:style-name="Tabalho-Soft_2f_Web.A2" office:value-type="string">
            <text:p text:style-name="P8">João Carlos</text:p>
          </table:table-cell>
          <table:table-cell table:style-name="Tabalho-Soft_2f_Web.A2" office:value-type="string">
            <text:p text:style-name="P8">Criação do Banco de Dados </text:p>
          </table:table-cell>
          <table:table-cell table:style-name="Tabalho-Soft_2f_Web.A2" office:value-type="string">
            <text:p text:style-name="P32">Web</text:p>
          </table:table-cell>
          <table:table-cell table:style-name="Tabalho-Soft_2f_Web.A2" office:value-type="string">
            <text:p text:style-name="P8"><text:span text:style-name="T8">07</text:span>/02/2019</text:p>
          </table:table-cell>
          <table:table-cell table:style-name="Tabalho-Soft_2f_Web.A2" office:value-type="string">
            <text:p text:style-name="P8"><text:span text:style-name="T8">09</text:span>/02/2019</text:p>
          </table:table-cell>
          <table:table-cell table:style-name="Tabalho-Soft_2f_Web.F2" office:value-type="string">
            <text:p text:style-name="P8"><text:span text:style-name="T7">Feito Commit por João Carlos</text:span>!</text:p>
          </table:table-cell>
        </table:table-row>
        <table:table-row>
          <table:table-cell table:style-name="Tabalho-Soft_2f_Web.A2" office:value-type="string">
            <text:p text:style-name="P11">João Carlos</text:p>
          </table:table-cell>
          <table:table-cell table:style-name="Tabalho-Soft_2f_Web.A2" office:value-type="string">
            <text:p text:style-name="P11">Estudando Flex-box</text:p>
          </table:table-cell>
          <table:table-cell table:style-name="Tabalho-Soft_2f_Web.A2" office:value-type="string">
            <text:p text:style-name="P33">Web</text:p>
          </table:table-cell>
          <table:table-cell table:style-name="Tabalho-Soft_2f_Web.A2" office:value-type="string">
            <text:p text:style-name="P11">11/02/2019</text:p>
          </table:table-cell>
          <table:table-cell table:style-name="Tabalho-Soft_2f_Web.A2" office:value-type="string">
            <text:p text:style-name="P13"><text:span text:style-name="T3">Estudando</text:span>!</text:p>
          </table:table-cell>
          <table:table-cell table:style-name="Tabalho-Soft_2f_Web.F2" office:value-type="string">
            <text:p text:style-name="P11"><text:span text:style-name="T3">Estudando</text:span>!</text:p>
          </table:table-cell>
        </table:table-row>
        <table:table-row>
          <table:table-cell table:style-name="Tabalho-Soft_2f_Web.A2" office:value-type="string">
            <text:p text:style-name="P34">Matheus</text:p>
          </table:table-cell>
          <table:table-cell table:style-name="Tabalho-Soft_2f_Web.A2" office:value-type="string">
            <text:p text:style-name="P14">Estudando Flex-box</text:p>
          </table:table-cell>
          <table:table-cell table:style-name="Tabalho-Soft_2f_Web.A2" office:value-type="string">
            <text:p text:style-name="P33">Web</text:p>
          </table:table-cell>
          <table:table-cell table:style-name="Tabalho-Soft_2f_Web.A2" office:value-type="string">
            <text:p text:style-name="P14">11/02/2019</text:p>
          </table:table-cell>
          <table:table-cell table:style-name="Tabalho-Soft_2f_Web.A2" office:value-type="string">
            <text:p text:style-name="P13"><text:span text:style-name="T3">Estudando</text:span>!</text:p>
          </table:table-cell>
          <table:table-cell table:style-name="Tabalho-Soft_2f_Web.F2" office:value-type="string">
            <text:p text:style-name="P14"><text:span text:style-name="T3">Estudando</text:span>!</text:p>
          </table:table-cell>
        </table:table-row>
        <table:table-row>
          <table:table-cell table:style-name="Tabalho-Soft_2f_Web.A2" office:value-type="string">
            <text:p text:style-name="P11">Carlos Henrique</text:p>
          </table:table-cell>
          <table:table-cell table:style-name="Tabalho-Soft_2f_Web.A2" office:value-type="string">
            <text:p text:style-name="P11">Estudando Flex-box</text:p>
          </table:table-cell>
          <table:table-cell table:style-name="Tabalho-Soft_2f_Web.A2" office:value-type="string">
            <text:p text:style-name="P33">Web</text:p>
          </table:table-cell>
          <table:table-cell table:style-name="Tabalho-Soft_2f_Web.A2" office:value-type="string">
            <text:p text:style-name="P11">11/02/2019</text:p>
          </table:table-cell>
          <table:table-cell table:style-name="Tabalho-Soft_2f_Web.A2" office:value-type="string">
            <text:p text:style-name="P13"><text:span text:style-name="T3">Estudando</text:span>!</text:p>
          </table:table-cell>
          <table:table-cell table:style-name="Tabalho-Soft_2f_Web.F2" office:value-type="string">
            <text:p text:style-name="P11"><text:span text:style-name="T3">Estudando</text:span>!</text:p>
          </table:table-cell>
        </table:table-row>
        <table:table-row>
          <table:table-cell table:style-name="Tabalho-Soft_2f_Web.A2" office:value-type="string">
            <text:p text:style-name="P33">Lôwrrana</text:p>
          </table:table-cell>
          <table:table-cell table:style-name="Tabalho-Soft_2f_Web.A2" office:value-type="string">
            <text:p text:style-name="P11">Estudando Flex-box</text:p>
          </table:table-cell>
          <table:table-cell table:style-name="Tabalho-Soft_2f_Web.A2" office:value-type="string">
            <text:p text:style-name="P33">Web</text:p>
          </table:table-cell>
          <table:table-cell table:style-name="Tabalho-Soft_2f_Web.A2" office:value-type="string">
            <text:p text:style-name="P11">11/02/2019</text:p>
          </table:table-cell>
          <table:table-cell table:style-name="Tabalho-Soft_2f_Web.A2" office:value-type="string">
            <text:p text:style-name="P13"><text:span text:style-name="T3">Estudando</text:span>!</text:p>
          </table:table-cell>
          <table:table-cell table:style-name="Tabalho-Soft_2f_Web.F2" office:value-type="string">
            <text:p text:style-name="P11"><text:span text:style-name="T3">Estudando</text:span>!</text:p>
          </table:table-cell>
        </table:table-row>
        <table:table-row>
          <table:table-cell table:style-name="Tabalho-Soft_2f_Web.A2" office:value-type="string">
            <text:p text:style-name="P33">Filipi</text:p>
          </table:table-cell>
          <table:table-cell table:style-name="Tabalho-Soft_2f_Web.A2" office:value-type="string">
            <text:p text:style-name="P11">Estudando Flex-box</text:p>
          </table:table-cell>
          <table:table-cell table:style-name="Tabalho-Soft_2f_Web.A2" office:value-type="string">
            <text:p text:style-name="P33">Web</text:p>
          </table:table-cell>
          <table:table-cell table:style-name="Tabalho-Soft_2f_Web.A2" office:value-type="string">
            <text:p text:style-name="P11">11/02/2019</text:p>
          </table:table-cell>
          <table:table-cell table:style-name="Tabalho-Soft_2f_Web.A2" office:value-type="string">
            <text:p text:style-name="P13"><text:span text:style-name="T3">Estudando</text:span>!</text:p>
          </table:table-cell>
          <table:table-cell table:style-name="Tabalho-Soft_2f_Web.F2" office:value-type="string">
            <text:p text:style-name="P11"><text:span text:style-name="T3">Estudando</text:span>!</text:p>
          </table:table-cell>
        </table:table-row>
        <table:table-row>
          <table:table-cell table:style-name="Tabalho-Soft_2f_Web.A2" office:value-type="string">
            <text:p text:style-name="P9">Filipi </text:p>
          </table:table-cell>
          <table:table-cell table:style-name="Tabalho-Soft_2f_Web.A2" office:value-type="string">
            <text:p text:style-name="P9">Desenh<text:span text:style-name="T2">o do</text:span> modelo do site </text:p>
          </table:table-cell>
          <table:table-cell table:style-name="Tabalho-Soft_2f_Web.A2" office:value-type="string">
            <text:p text:style-name="P32">Web</text:p>
          </table:table-cell>
          <table:table-cell table:style-name="Tabalho-Soft_2f_Web.A2" office:value-type="string">
            <text:p text:style-name="P9">11/02/2019</text:p>
          </table:table-cell>
          <table:table-cell table:style-name="Tabalho-Soft_2f_Web.A2" office:value-type="string">
            <text:p text:style-name="P12"><text:span text:style-name="T1">14/02/2019</text:span>!</text:p>
          </table:table-cell>
          <table:table-cell table:style-name="Tabalho-Soft_2f_Web.F2" office:value-type="string">
            <text:p text:style-name="P9"><text:span text:style-name="T1">Concluído</text:span>!</text:p>
          </table:table-cell>
        </table:table-row>
        <table:table-row>
          <table:table-cell table:style-name="Tabalho-Soft_2f_Web.A2" office:value-type="string">
            <text:p text:style-name="P20">Carlos Henrique</text:p>
          </table:table-cell>
          <table:table-cell table:style-name="Tabalho-Soft_2f_Web.A2" office:value-type="string">
            <text:p text:style-name="P20">Index </text:p>
          </table:table-cell>
          <table:table-cell table:style-name="Tabalho-Soft_2f_Web.A2" office:value-type="string">
            <text:p text:style-name="P32">Web</text:p>
          </table:table-cell>
          <table:table-cell table:style-name="Tabalho-Soft_2f_Web.A2" office:value-type="string">
            <text:p text:style-name="P20"><text:span text:style-name="T9">14</text:span>/02/2019</text:p>
          </table:table-cell>
          <table:table-cell table:style-name="Tabalho-Soft_2f_Web.A2" office:value-type="string">
            <text:p text:style-name="P20">16/02/2019</text:p>
          </table:table-cell>
          <table:table-cell table:style-name="Tabalho-Soft_2f_Web.F2" office:value-type="string">
            <text:p text:style-name="P20">Commit feito por Carlos Henrique!</text:p>
          </table:table-cell>
        </table:table-row>
        <table:table-row>
          <table:table-cell table:style-name="Tabalho-Soft_2f_Web.A2" office:value-type="string">
            <text:p text:style-name="P21">Carlos Henrique</text:p>
          </table:table-cell>
          <table:table-cell table:style-name="Tabalho-Soft_2f_Web.A2" office:value-type="string">
            <text:p text:style-name="P21">Alterações gerais</text:p>
          </table:table-cell>
          <table:table-cell table:style-name="Tabalho-Soft_2f_Web.A2" office:value-type="string">
            <text:p text:style-name="P32">Web</text:p>
          </table:table-cell>
          <table:table-cell table:style-name="Tabalho-Soft_2f_Web.A2" office:value-type="string">
            <text:p text:style-name="P22">15/02/2019</text:p>
          </table:table-cell>
          <table:table-cell table:style-name="Tabalho-Soft_2f_Web.A2" office:value-type="string">
            <text:p text:style-name="P21">15/02/2019</text:p>
          </table:table-cell>
          <table:table-cell table:style-name="Tabalho-Soft_2f_Web.F2" office:value-type="string">
            <text:p text:style-name="P21">Commit feito por Carlos Henrique!</text:p>
          </table:table-cell>
        </table:table-row>
        <table:table-row>
          <table:table-cell table:style-name="Tabalho-Soft_2f_Web.A2" office:value-type="string">
            <text:p text:style-name="P23">João Carlos</text:p>
          </table:table-cell>
          <table:table-cell table:style-name="Tabalho-Soft_2f_Web.A2" office:value-type="string">
            <text:p text:style-name="P23">P<text:span text:style-name="T10">ágina </text:span>Contato</text:p>
          </table:table-cell>
          <table:table-cell table:style-name="Tabalho-Soft_2f_Web.A2" office:value-type="string">
            <text:p text:style-name="P32">Web</text:p>
          </table:table-cell>
          <table:table-cell table:style-name="Tabalho-Soft_2f_Web.A2" office:value-type="string">
            <text:p text:style-name="P23">1<text:span text:style-name="T11">5/</text:span>02/2019</text:p>
          </table:table-cell>
          <table:table-cell table:style-name="Tabalho-Soft_2f_Web.A2" office:value-type="string">
            <text:p text:style-name="P23">16/02/2019</text:p>
          </table:table-cell>
          <table:table-cell table:style-name="Tabalho-Soft_2f_Web.F2" office:value-type="string">
            <text:p text:style-name="P23">Commit feito por João Carlos!</text:p>
          </table:table-cell>
        </table:table-row>
        <table:table-row>
          <table:table-cell table:style-name="Tabalho-Soft_2f_Web.A2" office:value-type="string">
            <text:p text:style-name="P27">João Carlos</text:p>
          </table:table-cell>
          <table:table-cell table:style-name="Tabalho-Soft_2f_Web.A2" office:value-type="string">
            <text:p text:style-name="P28">Peças e Carros Novos</text:p>
          </table:table-cell>
          <table:table-cell table:style-name="Tabalho-Soft_2f_Web.A2" office:value-type="string">
            <text:p text:style-name="P32">Web</text:p>
          </table:table-cell>
          <table:table-cell table:style-name="Tabalho-Soft_2f_Web.A2" office:value-type="string">
            <text:p text:style-name="P29">15/02/2019</text:p>
          </table:table-cell>
          <table:table-cell table:style-name="Tabalho-Soft_2f_Web.A2" office:value-type="string">
            <text:p text:style-name="P29">16/02/2019</text:p>
          </table:table-cell>
          <table:table-cell table:style-name="Tabalho-Soft_2f_Web.F2" office:value-type="string">
            <text:p text:style-name="P24">Commit feito por João Carlos!</text:p>
          </table:table-cell>
        </table:table-row>
        <table:table-row>
          <table:table-cell table:style-name="Tabalho-Soft_2f_Web.A2" office:value-type="string">
            <text:p text:style-name="P30">João Carlos</text:p>
          </table:table-cell>
          <table:table-cell table:style-name="Tabalho-Soft_2f_Web.A2" office:value-type="string">
            <text:p text:style-name="P30">Consórcio</text:p>
          </table:table-cell>
          <table:table-cell table:style-name="Tabalho-Soft_2f_Web.A2" office:value-type="string">
            <text:p text:style-name="P32">Web</text:p>
          </table:table-cell>
          <table:table-cell table:style-name="Tabalho-Soft_2f_Web.A2" office:value-type="string">
            <text:p text:style-name="P30">16/02/2019</text:p>
          </table:table-cell>
          <table:table-cell table:style-name="Tabalho-Soft_2f_Web.A2" office:value-type="string">
            <text:p text:style-name="P30">16/02/2019</text:p>
          </table:table-cell>
          <table:table-cell table:style-name="Tabalho-Soft_2f_Web.F2" office:value-type="string">
            <text:p text:style-name="P25">Commit feito por João Carlos!</text:p>
          </table:table-cell>
        </table:table-row>
        <table:table-row>
          <table:table-cell table:style-name="Tabalho-Soft_2f_Web.A2" office:value-type="string">
            <text:p text:style-name="P31">João Carlos</text:p>
          </table:table-cell>
          <table:table-cell table:style-name="Tabalho-Soft_2f_Web.A2" office:value-type="string">
            <text:p text:style-name="P31">Seminovos </text:p>
          </table:table-cell>
          <table:table-cell table:style-name="Tabalho-Soft_2f_Web.A2" office:value-type="string">
            <text:p text:style-name="P32">Web</text:p>
          </table:table-cell>
          <table:table-cell table:style-name="Tabalho-Soft_2f_Web.A2" office:value-type="string">
            <text:p text:style-name="P31">16/02/2019</text:p>
          </table:table-cell>
          <table:table-cell table:style-name="Tabalho-Soft_2f_Web.A2" office:value-type="string">
            <text:p text:style-name="P31">16/02/2019</text:p>
          </table:table-cell>
          <table:table-cell table:style-name="Tabalho-Soft_2f_Web.F2" office:value-type="string">
            <text:p text:style-name="P26">Commit feito por João Carlos!</text:p>
          </table:table-cell>
        </table:table-row>
        <table:table-row>
          <table:table-cell table:style-name="Tabalho-Soft_2f_Web.A2" office:value-type="string">
            <text:p text:style-name="P15"/>
            <text:p text:style-name="P15"><text:soft-page-break/>Lôwrrana</text:p>
          </table:table-cell>
          <table:table-cell table:style-name="Tabalho-Soft_2f_Web.A2" office:value-type="string">
            <text:p text:style-name="P10"/>
            <text:p text:style-name="P10"><text:soft-page-break/>Desenh<text:span text:style-name="T2">o do</text:span> modelo do site </text:p>
          </table:table-cell>
          <table:table-cell table:style-name="Tabalho-Soft_2f_Web.A2" office:value-type="string">
            <text:p text:style-name="P32"/>
            <text:p text:style-name="P32"><text:soft-page-break/>Softwa<text:span text:style-name="T12">re</text:span></text:p>
          </table:table-cell>
          <table:table-cell table:style-name="Tabalho-Soft_2f_Web.A2" office:value-type="string">
            <text:p text:style-name="P11"/>
            <text:p text:style-name="P11"><text:soft-page-break/>11/02/2019</text:p>
          </table:table-cell>
          <table:table-cell table:style-name="Tabalho-Soft_2f_Web.A2" office:value-type="string">
            <text:p text:style-name="P16"/>
            <text:p text:style-name="P16"><text:soft-page-break/><text:span text:style-name="T4">14/02/2019</text:span>!</text:p>
          </table:table-cell>
          <table:table-cell table:style-name="Tabalho-Soft_2f_Web.F2" office:value-type="string">
            <text:p text:style-name="P16"/>
            <text:p text:style-name="P16"><text:soft-page-break/><text:span text:style-name="T4">Concluído</text:span>!</text:p>
          </table:table-cell>
        </table:table-row>
        <table:table-row>
          <table:table-cell table:style-name="Tabalho-Soft_2f_Web.A2" office:value-type="string">
            <text:p text:style-name="P35">Lôwrrana</text:p>
          </table:table-cell>
          <table:table-cell table:style-name="Tabalho-Soft_2f_Web.A2" office:value-type="string">
            <text:p text:style-name="P35">Iniciando Projeto/Tela Login</text:p>
          </table:table-cell>
          <table:table-cell table:style-name="Tabalho-Soft_2f_Web.A2" office:value-type="string">
            <text:p text:style-name="P35">Software</text:p>
          </table:table-cell>
          <table:table-cell table:style-name="Tabalho-Soft_2f_Web.A2" office:value-type="string">
            <text:p text:style-name="P35">14/02/2019</text:p>
          </table:table-cell>
          <table:table-cell table:style-name="Tabalho-Soft_2f_Web.A2" office:value-type="string">
            <text:p text:style-name="P35">14/02/2019</text:p>
          </table:table-cell>
          <table:table-cell table:style-name="Tabalho-Soft_2f_Web.F2" office:value-type="string">
            <text:p text:style-name="P35">Feito Commit por Lôwrrana! Obs:(não deu certo!)</text:p>
            <text:p text:style-name="P35"/>
          </table:table-cell>
        </table:table-row>
        <table:table-row>
          <table:table-cell table:style-name="Tabalho-Soft_2f_Web.A2" office:value-type="string">
            <text:p text:style-name="P35">Filipi</text:p>
          </table:table-cell>
          <table:table-cell table:style-name="Tabalho-Soft_2f_Web.A2" office:value-type="string">
            <text:p text:style-name="P35">Reiniciando Projeto</text:p>
          </table:table-cell>
          <table:table-cell table:style-name="Tabalho-Soft_2f_Web.A2" office:value-type="string">
            <text:p text:style-name="P35">Software</text:p>
          </table:table-cell>
          <table:table-cell table:style-name="Tabalho-Soft_2f_Web.A2" office:value-type="string">
            <text:p text:style-name="P35">15/02/2019</text:p>
          </table:table-cell>
          <table:table-cell table:style-name="Tabalho-Soft_2f_Web.A2" office:value-type="string">
            <text:p text:style-name="P35">15/02/2019</text:p>
          </table:table-cell>
          <table:table-cell table:style-name="Tabalho-Soft_2f_Web.F2" office:value-type="string">
            <text:p text:style-name="P35">Feito Commit por Filipi!</text:p>
          </table:table-cell>
        </table:table-row>
        <table:table-row>
          <table:table-cell table:style-name="Tabalho-Soft_2f_Web.A2" office:value-type="string">
            <text:p text:style-name="P35">Filipi</text:p>
          </table:table-cell>
          <table:table-cell table:style-name="Tabalho-Soft_2f_Web.A2" office:value-type="string">
            <text:p text:style-name="P35">Criação de telas</text:p>
          </table:table-cell>
          <table:table-cell table:style-name="Tabalho-Soft_2f_Web.A2" office:value-type="string">
            <text:p text:style-name="P35">Software</text:p>
          </table:table-cell>
          <table:table-cell table:style-name="Tabalho-Soft_2f_Web.A2" office:value-type="string">
            <text:p text:style-name="P35">15/02/2019</text:p>
          </table:table-cell>
          <table:table-cell table:style-name="Tabalho-Soft_2f_Web.A2" office:value-type="string">
            <text:p text:style-name="P35">15/02/2019</text:p>
          </table:table-cell>
          <table:table-cell table:style-name="Tabalho-Soft_2f_Web.F2" office:value-type="string">
            <text:p text:style-name="P35">Feito Commit por Filipi!</text:p>
          </table:table-cell>
        </table:table-row>
        <table:table-row>
          <table:table-cell table:style-name="Tabalho-Soft_2f_Web.A2" office:value-type="string">
            <text:p text:style-name="P35">João Carlos</text:p>
          </table:table-cell>
          <table:table-cell table:style-name="Tabalho-Soft_2f_Web.A2" office:value-type="string">
            <text:p text:style-name="P35">Alterações gerais</text:p>
          </table:table-cell>
          <table:table-cell table:style-name="Tabalho-Soft_2f_Web.A2" office:value-type="string">
            <text:p text:style-name="P35">Software</text:p>
          </table:table-cell>
          <table:table-cell table:style-name="Tabalho-Soft_2f_Web.A2" office:value-type="string">
            <text:p text:style-name="P35">16/02/2019</text:p>
          </table:table-cell>
          <table:table-cell table:style-name="Tabalho-Soft_2f_Web.A2" office:value-type="string">
            <text:p text:style-name="P36">16/02/2019</text:p>
          </table:table-cell>
          <table:table-cell table:style-name="Tabalho-Soft_2f_Web.F2" office:value-type="string">
            <text:p text:style-name="P36">Feito Commit por João Carlos!</text:p>
          </table:table-cell>
        </table:table-row>
        <table:table-row>
          <table:table-cell table:style-name="Tabalho-Soft_2f_Web.A2" office:value-type="string">
            <text:p text:style-name="P36">João Carlos</text:p>
          </table:table-cell>
          <table:table-cell table:style-name="Tabalho-Soft_2f_Web.A2" office:value-type="string">
            <text:p text:style-name="P36">Login admin / Secretária / <text:span text:style-name="T13">E</text:span>xecuteSql / Conexão / Banco </text:p>
          </table:table-cell>
          <table:table-cell table:style-name="Tabalho-Soft_2f_Web.A2" office:value-type="string">
            <text:p text:style-name="P36">Software</text:p>
          </table:table-cell>
          <table:table-cell table:style-name="Tabalho-Soft_2f_Web.A2" office:value-type="string">
            <text:p text:style-name="P36">16/02/2019</text:p>
          </table:table-cell>
          <table:table-cell table:style-name="Tabalho-Soft_2f_Web.A2" office:value-type="string">
            <text:p text:style-name="P36">16/02/2019</text:p>
          </table:table-cell>
          <table:table-cell table:style-name="Tabalho-Soft_2f_Web.F2" office:value-type="string">
            <text:p text:style-name="P36">Feito Commit por João Carlos!</text:p>
          </table:table-cell>
        </table:table-row>
        <table:table-row>
          <table:table-cell table:style-name="Tabalho-Soft_2f_Web.A2" office:value-type="string">
            <text:p text:style-name="P39">Lôwrrana</text:p>
          </table:table-cell>
          <table:table-cell table:style-name="Tabalho-Soft_2f_Web.A2" office:value-type="string">
            <text:p text:style-name="P39">Criação das telas </text:p>
          </table:table-cell>
          <table:table-cell table:style-name="Tabalho-Soft_2f_Web.A2" office:value-type="string">
            <text:p text:style-name="P40">Software</text:p>
          </table:table-cell>
          <table:table-cell table:style-name="Tabalho-Soft_2f_Web.A2" office:value-type="string">
            <text:p text:style-name="P40">19/02/2019</text:p>
          </table:table-cell>
          <table:table-cell table:style-name="Tabalho-Soft_2f_Web.A2" office:value-type="string">
            <text:p text:style-name="P40">21/02/2019</text:p>
          </table:table-cell>
          <table:table-cell table:style-name="Tabalho-Soft_2f_Web.F2" office:value-type="string">
            <text:p text:style-name="P40">Feito Commit por Lôwrrana!</text:p>
          </table:table-cell>
        </table:table-row>
        <table:table-row>
          <table:table-cell table:style-name="Tabalho-Soft_2f_Web.A2" office:value-type="string">
            <text:p text:style-name="P41">João Carlos</text:p>
          </table:table-cell>
          <table:table-cell table:style-name="Tabalho-Soft_2f_Web.A2" office:value-type="string">
            <text:p text:style-name="P41">Funcionalidade</text:p>
            <text:p text:style-name="P41">do Admin</text:p>
          </table:table-cell>
          <table:table-cell table:style-name="Tabalho-Soft_2f_Web.A2" office:value-type="string">
            <text:p text:style-name="P41">Web</text:p>
          </table:table-cell>
          <table:table-cell table:style-name="Tabalho-Soft_2f_Web.A2" office:value-type="string">
            <text:p text:style-name="P41">22/02/2019</text:p>
          </table:table-cell>
          <table:table-cell table:style-name="Tabalho-Soft_2f_Web.A2" office:value-type="string">
            <text:p text:style-name="P41">22/02/2019</text:p>
          </table:table-cell>
          <table:table-cell table:style-name="Tabalho-Soft_2f_Web.F2" office:value-type="string">
            <text:p text:style-name="P41">Em <text:span text:style-name="T16">A</text:span>ndamento!</text:p>
          </table:table-cell>
        </table:table-row>
        <table:table-row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F2" office:value-type="string">
            <text:p text:style-name="P5"/>
          </table:table-cell>
        </table:table-row>
        <table:table-row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F2" office:value-type="string">
            <text:p text:style-name="P5"/>
          </table:table-cell>
        </table:table-row>
        <table:table-row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F2" office:value-type="string">
            <text:p text:style-name="P5"/>
          </table:table-cell>
        </table:table-row>
        <table:table-row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F2" office:value-type="string">
            <text:p text:style-name="P5"/>
          </table:table-cell>
        </table:table-row>
        <table:table-row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F2" office:value-type="string">
            <text:p text:style-name="P5"/>
          </table:table-cell>
        </table:table-row>
        <table:table-row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F2" office:value-type="string">
            <text:p text:style-name="P5"/>
          </table:table-cell>
        </table:table-row>
        <table:table-row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F2" office:value-type="string">
            <text:p text:style-name="P5"/>
          </table:table-cell>
        </table:table-row>
        <table:table-row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A2" office:value-type="string">
            <text:p text:style-name="P5"/>
          </table:table-cell>
          <table:table-cell table:style-name="Tabalho-Soft_2f_Web.F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0:27:15.307415890</meta:creation-date>
    <dc:date>2019-02-22T08:42:03.641330741</dc:date>
    <meta:editing-duration>PT4H1M56S</meta:editing-duration>
    <meta:editing-cycles>69</meta:editing-cycles>
    <meta:generator>LibreOffice/5.4.6.2$Linux_X86_64 LibreOffice_project/40m0$Build-2</meta:generator>
    <meta:document-statistic meta:table-count="1" meta:image-count="0" meta:object-count="0" meta:page-count="2" meta:paragraph-count="146" meta:word-count="267" meta:character-count="1847" meta:non-whitespace-character-count="1716"/>
  </office:meta>
</office:document-meta>
</file>